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9" style:family="graphic" style:parent-style-name="objectwithoutfill">
      <style:graphic-properties svg:stroke-width="0.081cm" svg:stroke-color="#00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53cm" svg:stroke-color="#9900ff" draw:marker-start-width="0.279cm" draw:marker-end-width="0.279cm" draw:opacity="0%" draw:textarea-vertical-align="middle" fo:padding-top="0.151cm" fo:padding-bottom="0.151cm" fo:padding-left="0.276cm" fo:padding-right="0.276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6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366cm" svg:height="0.806cm" svg:x="11.938cm" svg:y="0.254cm">
          <draw:text-box>
            <text:p><text:span text:style-name="T1">SERVER</text:span></text:p>
          </draw:text-box>
        </draw:frame>
        <draw:rect draw:style-name="gr2" draw:text-style-name="P2" draw:layer="layout" svg:width="7.366cm" svg:height="1.27cm" svg:x="5.588cm" svg:y="4.318cm">
          <text:p text:style-name="P2">N thread for N client</text:p>
        </draw:rect>
        <draw:rect draw:style-name="gr2" draw:text-style-name="P2" draw:layer="layout" svg:width="7.112cm" svg:height="1.524cm" draw:transform="skewX (-0.00191986217719376) rotate (-0.00191986217719389) translate (19.558cm 2.272cm)">
          <text:p text:style-name="P2">Shared memory N slot</text:p>
        </draw:rect>
        <draw:line draw:style-name="gr3" draw:text-style-name="P3" draw:layer="layout" svg:x1="12.954cm" svg:y1="4.318cm" svg:x2="19.558cm" svg:y2="2.272cm">
          <text:p/>
        </draw:line>
        <draw:frame draw:style-name="gr4" draw:text-style-name="P4" draw:layer="layout" svg:width="3.556cm" svg:height="0.729cm" svg:x="13.208cm" svg:y="7.112cm">
          <draw:text-box>
            <text:p><text:span text:style-name="T2">Scrivo su slot i</text:span></text:p>
          </draw:text-box>
        </draw:frame>
        <draw:line draw:style-name="gr5" draw:text-style-name="P3" draw:layer="layout" svg:x1="12.954cm" svg:y1="5.588cm" svg:x2="19.558cm" svg:y2="3.556cm">
          <text:p/>
        </draw:line>
        <draw:rect draw:style-name="gr2" draw:text-style-name="P2" draw:layer="layout" svg:width="7.112cm" svg:height="1.016cm" svg:x="19.558cm" svg:y="5.588cm">
          <text:p text:style-name="P2">Thread broadcast sender</text:p>
        </draw:rect>
        <draw:line draw:style-name="gr3" draw:text-style-name="P3" draw:layer="layout" svg:x1="23.114cm" svg:y1="5.588cm" svg:x2="23.114cm" svg:y2="3.81cm">
          <text:p/>
        </draw:line>
        <draw:frame draw:style-name="gr6" draw:text-style-name="P4" draw:layer="layout" svg:width="2.794cm" svg:height="0.762cm" svg:x="23.622cm" svg:y="4.318cm">
          <draw:text-box>
            <text:p><text:span text:style-name="T2">Legge lista</text:span></text:p>
          </draw:text-box>
        </draw:frame>
        <draw:frame draw:style-name="gr7" draw:text-style-name="P1" draw:layer="layout" svg:width="2.54cm" svg:height="1.361cm" svg:x="12.446cm" svg:y="11.894cm">
          <draw:text-box>
            <text:p><text:span text:style-name="T1">CLIENT</text:span></text:p>
          </draw:text-box>
        </draw:frame>
        <draw:line draw:style-name="gr3" draw:text-style-name="P3" draw:layer="layout" svg:x1="1.524cm" svg:y1="12.192cm" svg:x2="1.524cm" svg:y2="2.032cm">
          <text:p/>
        </draw:line>
        <draw:line draw:style-name="gr5" draw:text-style-name="P3" draw:layer="layout" svg:x1="5.588cm" svg:y1="12.192cm" svg:x2="5.588cm" svg:y2="5.588cm">
          <text:p/>
        </draw:line>
        <draw:frame draw:style-name="gr4" draw:text-style-name="P4" draw:layer="layout" svg:width="3.302cm" svg:height="0.729cm" draw:transform="rotate (1.58615522421245) translate (5.883cm 9.663cm)">
          <draw:text-box>
            <text:p><text:span text:style-name="T2">disconnect</text:span></text:p>
          </draw:text-box>
        </draw:frame>
        <draw:frame draw:style-name="gr4" draw:text-style-name="P4" draw:layer="layout" svg:width="2.286cm" svg:height="0.729cm" draw:transform="rotate (1.55927715373173) translate (0.777cm 9.144cm)">
          <draw:text-box>
            <text:p><text:span text:style-name="T2">connect</text:span></text:p>
          </draw:text-box>
        </draw:frame>
        <draw:rect draw:style-name="gr2" draw:text-style-name="P2" draw:layer="layout" svg:width="7.62cm" svg:height="1.27cm" svg:x="19.05cm" svg:y="13.716cm">
          <text:p text:style-name="P2">Broadcast receiver thread</text:p>
        </draw:rect>
        <draw:line draw:style-name="gr3" draw:text-style-name="P3" draw:layer="layout" svg:x1="23.114cm" svg:y1="6.604cm" svg:x2="23.114cm" svg:y2="13.716cm">
          <text:p/>
        </draw:line>
        <draw:frame draw:style-name="gr8" draw:text-style-name="P4" draw:layer="layout" svg:width="4.826cm" svg:height="1.191cm" svg:x="23.114cm" svg:y="8.207cm">
          <draw:text-box>
            <text:p><text:span text:style-name="T2">Send list to N client</text:span></text:p>
          </draw:text-box>
        </draw:frame>
        <draw:rect draw:style-name="gr2" draw:text-style-name="P2" draw:layer="layout" svg:width="7.874cm" svg:height="1.016cm" svg:x="19.05cm" svg:y="16.51cm">
          <text:p text:style-name="P2">user list</text:p>
        </draw:rect>
        <draw:line draw:style-name="gr3" draw:text-style-name="P3" draw:layer="layout" svg:x1="23.114cm" svg:y1="14.986cm" svg:x2="23.114cm" svg:y2="16.51cm">
          <text:p/>
        </draw:line>
        <draw:rect draw:style-name="gr2" draw:text-style-name="P2" draw:layer="layout" svg:width="7.366cm" svg:height="1.016cm" svg:x="6.604cm" svg:y="16.51cm">
          <text:p text:style-name="P2">Thread listen</text:p>
        </draw:rect>
        <draw:rect draw:style-name="gr2" draw:text-style-name="P2" draw:layer="layout" svg:width="7.366cm" svg:height="1.016cm" svg:x="6.604cm" svg:y="18.796cm">
          <text:p text:style-name="P2">Thread connect</text:p>
        </draw:rect>
        <draw:line draw:style-name="gr3" draw:text-style-name="P3" draw:layer="layout" svg:x1="0cm" svg:y1="17.018cm" svg:x2="6.604cm" svg:y2="17.018cm">
          <text:p/>
        </draw:line>
        <draw:line draw:style-name="gr3" draw:text-style-name="P3" draw:layer="layout" svg:x1="6.604cm" svg:y1="19.304cm" svg:x2="0cm" svg:y2="19.304cm">
          <text:p/>
        </draw:line>
        <draw:line draw:style-name="gr9" draw:text-style-name="P3" draw:layer="layout" svg:x1="0cm" svg:y1="10.668cm" svg:x2="28cm" svg:y2="10.668cm">
          <text:p/>
        </draw:line>
        <draw:line draw:style-name="gr9" draw:text-style-name="P3" draw:layer="layout" svg:x1="0.762cm" svg:y1="10.668cm" svg:x2="0.762cm" svg:y2="21cm">
          <text:p/>
        </draw:line>
        <draw:rect draw:style-name="gr10" draw:text-style-name="P5" draw:layer="layout" svg:width="9.144cm" svg:height="3.556cm" svg:x="18.542cm" svg:y="1.524cm">
          <text:p/>
        </draw:rect>
        <draw:rect draw:style-name="gr10" draw:text-style-name="P5" draw:layer="layout" svg:width="8.89cm" svg:height="4.318cm" svg:x="5.588cm" svg:y="16.002cm">
          <text:p/>
        </draw:rect>
        <draw:line draw:style-name="gr3" draw:text-style-name="P3" draw:layer="layout" svg:x1="13.97cm" svg:y1="18.796cm" svg:x2="19.05cm" svg:y2="17.526cm">
          <text:p/>
        </draw:line>
        <draw:frame draw:style-name="gr1" draw:text-style-name="P6" draw:layer="layout" svg:width="4.318cm" svg:height="0.806cm" svg:x="16.002cm" svg:y="18.244cm">
          <draw:text-box>
            <text:p><text:span text:style-name="T3">User request</text:span></text:p>
          </draw:text-box>
        </draw:frame>
        <draw:frame draw:style-name="gr4" draw:text-style-name="P4" draw:layer="layout" svg:width="3.302cm" svg:height="0.729cm" svg:x="1.778cm" svg:y="16.256cm">
          <draw:text-box>
            <text:p><text:span text:style-name="T2">accept</text:span></text:p>
          </draw:text-box>
        </draw:frame>
        <draw:frame draw:style-name="gr4" draw:text-style-name="P4" draw:layer="layout" svg:width="3.302cm" svg:height="0.729cm" svg:x="1.524cm" svg:y="18.542cm">
          <draw:text-box>
            <text:p><text:span text:style-name="T2">connect</text:span></text:p>
          </draw:text-box>
        </draw:frame>
        <draw:rect draw:style-name="gr2" draw:text-style-name="P2" draw:layer="layout" svg:width="6.096cm" svg:height="1.27cm" svg:x="1.27cm" svg:y="0.762cm">
          <text:p text:style-name="P2">Listen for client</text:p>
        </draw:rect>
        <draw:line draw:style-name="gr3" draw:text-style-name="P3" draw:layer="layout" svg:x1="5.588cm" svg:y1="2.032cm" svg:x2="5.588cm" svg:y2="4.318cm">
          <text:p/>
        </draw:line>
        <draw:frame draw:style-name="gr4" draw:text-style-name="P4" draw:layer="layout" svg:width="3.048cm" svg:height="0.729cm" svg:x="5.842cm" svg:y="2.54cm">
          <draw:text-box>
            <text:p><text:span text:style-name="T2">Channel dup.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2" draw:text-style-name="P8" draw:layer="layout" svg:width="4.318cm" svg:height="0.962cm" svg:x="1.016cm" svg:y="1.016cm">
          <draw:text-box>
            <text:p><text:span text:style-name="T4">Lato server</text:span></text:p>
          </draw:text-box>
        </draw:frame>
        <draw:frame draw:style-name="gr12" draw:text-style-name="P9" draw:layer="layout" svg:width="8.89cm" svg:height="0.962cm" svg:x="9.144cm" svg:y="1.016cm">
          <draw:text-box>
            <text:p><text:span text:style-name="T5">i-esimo thread client</text:span></text:p>
          </draw:text-box>
        </draw:frame>
        <draw:rect draw:style-name="gr2" draw:text-style-name="P2" draw:layer="layout" svg:width="7.62cm" svg:height="1.778cm" svg:x="8.89cm" svg:y="3.556cm">
          <text:p text:style-name="P2">Scrivo su shared memory</text:p>
        </draw:rect>
        <draw:rect draw:style-name="gr2" draw:text-style-name="P2" draw:layer="layout" svg:width="7.112cm" svg:height="1.778cm" svg:x="9.398cm" svg:y="6.858cm">
          <text:p text:style-name="P2">Segnalo modifica lista</text:p>
        </draw:rect>
        <draw:rect draw:style-name="gr2" draw:text-style-name="P2" xml:id="id2" draw:id="id2" draw:layer="layout" svg:width="7.62cm" svg:height="3.302cm" svg:x="8.89cm" svg:y="12.7cm">
          <text:p text:style-name="P2">Gestione disconnessione</text:p>
          <text:p text:style-name="P2"/>
          <text:p text:style-name="P2">-aggiorno shared memory</text:p>
          <text:p text:style-name="P2">-deallocazione</text:p>
        </draw:rect>
        <draw:rect draw:style-name="gr2" draw:text-style-name="P2" draw:layer="layout" svg:width="4.826cm" svg:height="1.778cm" svg:x="10.668cm" svg:y="17.78cm">
          <text:p text:style-name="P2">Return thread</text:p>
        </draw:rect>
        <draw:custom-shape draw:style-name="gr13" draw:text-style-name="P2" xml:id="id1" draw:id="id1" draw:layer="layout" svg:width="5.334cm" svg:height="2.794cm" svg:x="9.906cm" svg:y="9.398cm">
          <text:p text:style-name="P2">Segnale qui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2.7cm" svg:y1="5.334cm" svg:x2="12.7cm" svg:y2="6.858cm">
          <text:p/>
        </draw:line>
        <draw:line draw:style-name="gr3" draw:text-style-name="P3" draw:layer="layout" svg:x1="12.7cm" svg:y1="8.636cm" svg:x2="12.7cm" svg:y2="9.398cm">
          <text:p/>
        </draw:line>
        <draw:connector draw:style-name="gr3" draw:text-style-name="P3" draw:layer="layout" svg:x1="9.906cm" svg:y1="10.795cm" svg:x2="8.89cm" svg:y2="14.351cm" draw:start-shape="id1" draw:start-glue-point="5" draw:end-shape="id2" draw:end-glue-point="3" svg:d="M9906 10795h-1517v3556h501" svg:viewBox="0 0 1518 3557">
          <text:p/>
        </draw:connector>
        <draw:frame draw:style-name="gr12" draw:text-style-name="P10" draw:layer="layout" svg:width="1.023cm" svg:height="0.962cm" svg:x="7.366cm" svg:y="11.684cm">
          <draw:text-box>
            <text:p>si</text:p>
          </draw:text-box>
        </draw:frame>
        <draw:connector draw:style-name="gr3" draw:text-style-name="P3" draw:layer="layout" svg:x1="15.24cm" svg:y1="10.795cm" svg:x2="15.24cm" svg:y2="10.795cm" draw:start-shape="id1" draw:end-shape="id1" svg:d="M15240 10795z" svg:viewBox="0 0 1 1">
          <text:p/>
        </draw:connector>
        <draw:connector draw:style-name="gr3" draw:text-style-name="P3" draw:layer="layout" svg:x1="15.24cm" svg:y1="10.795cm" svg:x2="14.349cm" svg:y2="10.032cm" draw:start-shape="id1" svg:d="M15240 10795h502v-763h-1393" svg:viewBox="0 0 1394 764">
          <text:p/>
        </draw:connector>
        <draw:frame draw:style-name="gr14" draw:text-style-name="P10" draw:layer="layout" svg:width="1.277cm" svg:height="1.089cm" svg:x="15.995cm" svg:y="9.833cm">
          <draw:text-box>
            <text:p>no</text:p>
          </draw:text-box>
        </draw:frame>
        <draw:line draw:style-name="gr3" draw:text-style-name="P3" draw:layer="layout" svg:x1="12.7cm" svg:y1="16.002cm" svg:x2="12.7cm" svg:y2="17.78cm">
          <text:p/>
        </draw:line>
        <draw:frame draw:style-name="gr7" draw:text-style-name="P6" draw:layer="layout" svg:width="7.112cm" svg:height="1.361cm" svg:x="17.018cm" svg:y="3.81cm">
          <draw:text-box>
            <text:p><text:span text:style-name="T3">//Broadcast non puo' leggere</text:span></text:p>
          </draw:text-box>
        </draw:frame>
        <draw:frame draw:style-name="gr7" draw:text-style-name="P6" draw:layer="layout" svg:width="7.112cm" svg:height="1.361cm" svg:x="17.018cm" svg:y="7.112cm">
          <draw:text-box>
            <text:p><text:span text:style-name="T3">//Broadcast puo' leggere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2" draw:text-style-name="P8" draw:layer="layout" svg:width="4.318cm" svg:height="0.962cm" svg:x="1.016cm" svg:y="1.016cm">
          <draw:text-box>
            <text:p><text:span text:style-name="T4">Lato server</text:span></text:p>
          </draw:text-box>
        </draw:frame>
        <draw:frame draw:style-name="gr15" draw:text-style-name="P9" draw:layer="layout" svg:width="6.604cm" svg:height="1.673cm" svg:x="9.398cm" svg:y="1.016cm">
          <draw:text-box>
            <text:p><text:span text:style-name="T5">Broadcast sender</text:span></text:p>
          </draw:text-box>
        </draw:frame>
        <draw:custom-shape draw:style-name="gr13" draw:text-style-name="P2" xml:id="id3" draw:id="id3" draw:layer="layout" svg:width="5.588cm" svg:height="4.064cm" svg:x="9.652cm" svg:y="3.81cm">
          <text:p text:style-name="P2">Lista e' stata</text:p>
          <text:p text:style-name="P2">modificat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4" draw:id="id4" draw:layer="layout" svg:width="6.604cm" svg:height="3.048cm" svg:x="9.398cm" svg:y="12.192cm">
          <text:p text:style-name="P2">Invia la lista aggiornata</text:p>
          <text:p text:style-name="P2">agli N thread </text:p>
        </draw:rect>
        <draw:line draw:style-name="gr3" draw:text-style-name="P3" draw:layer="layout" svg:x1="12.446cm" svg:y1="7.874cm" svg:x2="12.446cm" svg:y2="12.192cm">
          <text:p/>
        </draw:line>
        <draw:frame draw:style-name="gr12" draw:text-style-name="P8" draw:layer="layout" svg:width="2.286cm" svg:height="0.962cm" svg:x="12.446cm" svg:y="9.144cm">
          <draw:text-box>
            <text:p><text:span text:style-name="T4">si</text:span></text:p>
          </draw:text-box>
        </draw:frame>
        <draw:connector draw:style-name="gr3" draw:text-style-name="P3" draw:layer="layout" svg:x1="15.24cm" svg:y1="5.842cm" svg:x2="14.031cm" svg:y2="4.73cm" draw:start-shape="id3" svg:d="M15240 5842h502v-1112h-1711" svg:viewBox="0 0 1712 1113">
          <text:p/>
        </draw:connector>
        <draw:frame draw:style-name="gr12" draw:text-style-name="P10" draw:layer="layout" svg:width="1.778cm" svg:height="0.962cm" svg:x="16.002cm" svg:y="4.826cm">
          <draw:text-box>
            <text:p>no</text:p>
          </draw:text-box>
        </draw:frame>
        <draw:connector draw:style-name="gr3" draw:text-style-name="P3" draw:layer="layout" svg:x1="12.7cm" svg:y1="15.24cm" svg:x2="9.652cm" svg:y2="5.842cm" draw:start-shape="id4" draw:start-glue-point="2" draw:end-shape="id3" draw:end-glue-point="5" svg:d="M12700 15240v501h-3803v-9899h755" svg:viewBox="0 0 3804 9900">
          <text:p/>
        </draw:connector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2" draw:text-style-name="P8" draw:layer="layout" svg:width="4.318cm" svg:height="0.962cm" svg:x="1.016cm" svg:y="1.016cm">
          <draw:text-box>
            <text:p><text:span text:style-name="T4">Lato server</text:span></text:p>
          </draw:text-box>
        </draw:frame>
        <draw:frame draw:style-name="gr16" draw:text-style-name="P9" draw:layer="layout" svg:width="8.89cm" svg:height="1.165cm" svg:x="9.398cm" svg:y="1.016cm">
          <draw:text-box>
            <text:p><text:span text:style-name="T5">Server: processo principale</text:span></text:p>
          </draw:text-box>
        </draw:frame>
        <draw:rect draw:style-name="gr2" draw:text-style-name="P2" draw:layer="layout" svg:width="6.35cm" svg:height="1.524cm" svg:x="6.858cm" svg:y="3.81cm">
          <text:p text:style-name="P2">Init: shared memory</text:p>
        </draw:rect>
        <draw:rect draw:style-name="gr2" draw:text-style-name="P2" draw:layer="layout" svg:width="6.35cm" svg:height="1.524cm" svg:x="6.858cm" svg:y="6.858cm">
          <text:p text:style-name="P2">Init: thread broadcast</text:p>
        </draw:rect>
        <draw:rect draw:style-name="gr2" draw:text-style-name="P2" draw:layer="layout" svg:width="7.366cm" svg:height="1.524cm" svg:x="6.35cm" svg:y="9.906cm">
          <text:p text:style-name="P2">Spawn: thread broadcast</text:p>
        </draw:rect>
        <draw:rect draw:style-name="gr2" draw:text-style-name="P2" draw:layer="layout" svg:width="7.366cm" svg:height="1.524cm" svg:x="6.35cm" svg:y="12.954cm">
          <text:p text:style-name="P2">Init/Spawn: thread listen</text:p>
        </draw:rect>
        <draw:rect draw:style-name="gr2" draw:text-style-name="P2" draw:layer="layout" svg:width="7.366cm" svg:height="1.524cm" svg:x="17.78cm" svg:y="12.954cm">
          <text:p text:style-name="P2">i-esimo thread client</text:p>
        </draw:rect>
        <draw:rect draw:style-name="gr2" draw:text-style-name="P2" draw:layer="layout" svg:width="4.826cm" svg:height="1.524cm" svg:x="8.89cm" svg:y="17.272cm">
          <text:p text:style-name="P2">Signal handler</text:p>
        </draw:rect>
        <draw:rect draw:style-name="gr2" draw:text-style-name="P2" draw:layer="layout" svg:width="2.286cm" svg:height="1.524cm" svg:x="21.082cm" svg:y="17.272cm">
          <text:p text:style-name="P2">Exit</text:p>
        </draw:rect>
        <draw:line draw:style-name="gr3" draw:text-style-name="P3" draw:layer="layout" svg:x1="10.16cm" svg:y1="5.334cm" svg:x2="10.16cm" svg:y2="6.858cm">
          <text:p/>
        </draw:line>
        <draw:line draw:style-name="gr3" draw:text-style-name="P3" draw:layer="layout" svg:x1="10.16cm" svg:y1="8.382cm" svg:x2="10.16cm" svg:y2="9.906cm">
          <text:p/>
        </draw:line>
        <draw:line draw:style-name="gr3" draw:text-style-name="P3" draw:layer="layout" svg:x1="10.16cm" svg:y1="11.43cm" svg:x2="10.16cm" svg:y2="12.954cm">
          <text:p/>
        </draw:line>
        <draw:line draw:style-name="gr3" draw:text-style-name="P3" draw:layer="layout" svg:x1="13.716cm" svg:y1="13.716cm" svg:x2="17.78cm" svg:y2="13.716cm">
          <text:p/>
        </draw:line>
        <draw:frame draw:style-name="gr1" draw:text-style-name="P6" draw:layer="layout" svg:width="2.54cm" svg:height="0.806cm" svg:x="14.478cm" svg:y="12.91cm">
          <draw:text-box>
            <text:p><text:span text:style-name="T3">switch</text:span></text:p>
          </draw:text-box>
        </draw:frame>
        <draw:line draw:style-name="gr17" draw:text-style-name="P3" draw:layer="layout" svg:x1="7.62cm" svg:y1="14.478cm" svg:x2="7.62cm" svg:y2="15.748cm">
          <text:p/>
        </draw:line>
        <draw:line draw:style-name="gr17" draw:text-style-name="P3" draw:layer="layout" svg:x1="7.62cm" svg:y1="15.748cm" svg:x2="5.08cm" svg:y2="15.748cm">
          <text:p/>
        </draw:line>
        <draw:line draw:style-name="gr17" draw:text-style-name="P3" draw:layer="layout" svg:x1="5.08cm" svg:y1="15.748cm" svg:x2="5.08cm" svg:y2="13.716cm">
          <text:p/>
        </draw:line>
        <draw:line draw:style-name="gr3" draw:text-style-name="P3" draw:layer="layout" svg:x1="5.08cm" svg:y1="13.716cm" svg:x2="6.35cm" svg:y2="13.716cm">
          <text:p/>
        </draw:line>
        <draw:frame draw:style-name="gr18" draw:text-style-name="P6" draw:layer="layout" svg:width="2.54cm" svg:height="1.615cm" svg:x="3.048cm" svg:y="13.97cm">
          <draw:text-box>
            <text:p><text:span text:style-name="T3">ascolto</text:span></text:p>
          </draw:text-box>
        </draw:frame>
        <draw:line draw:style-name="gr3" draw:text-style-name="P3" draw:layer="layout" svg:x1="10.922cm" svg:y1="14.478cm" svg:x2="10.922cm" svg:y2="17.272cm">
          <text:p/>
        </draw:line>
        <draw:frame draw:style-name="gr7" draw:text-style-name="P6" draw:layer="layout" svg:width="3.556cm" svg:height="1.361cm" svg:x="11.176cm" svg:y="15.149cm">
          <draw:text-box>
            <text:p><text:span text:style-name="T3">Segnale termina</text:span></text:p>
          </draw:text-box>
        </draw:frame>
        <draw:line draw:style-name="gr3" draw:text-style-name="P3" draw:layer="layout" svg:x1="13.716cm" svg:y1="18.034cm" svg:x2="21.082cm" svg:y2="18.034cm">
          <text:p/>
        </draw:lin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2" draw:text-style-name="P8" draw:layer="layout" svg:width="4.318cm" svg:height="0.962cm" svg:x="1.016cm" svg:y="1.016cm">
          <draw:text-box>
            <text:p><text:span text:style-name="T4">Lato client</text:span></text:p>
          </draw:text-box>
        </draw:frame>
        <draw:frame draw:style-name="gr16" draw:text-style-name="P9" draw:layer="layout" svg:width="8.89cm" svg:height="1.165cm" svg:x="9.398cm" svg:y="1.017cm">
          <draw:text-box>
            <text:p><text:span text:style-name="T5">Client: processo principale</text:span></text:p>
          </draw:text-box>
        </draw:frame>
        <draw:rect draw:style-name="gr2" draw:text-style-name="P2" draw:layer="layout" svg:width="6.35cm" svg:height="1.524cm" svg:x="6.858cm" svg:y="3.81cm">
          <text:p text:style-name="P2">Init: lista buffer</text:p>
        </draw:rect>
        <draw:rect draw:style-name="gr2" draw:text-style-name="P2" draw:layer="layout" svg:width="10.922cm" svg:height="1.524cm" svg:x="4.826cm" svg:y="6.858cm">
          <text:p text:style-name="P2">Init/spawn: broadcast receiver thread</text:p>
        </draw:rect>
        <draw:rect draw:style-name="gr2" draw:text-style-name="P2" draw:layer="layout" svg:width="7.366cm" svg:height="1.524cm" svg:x="6.35cm" svg:y="9.906cm">
          <text:p text:style-name="P2">Init/spawn: thread listen</text:p>
        </draw:rect>
        <draw:rect draw:style-name="gr2" draw:text-style-name="P2" draw:layer="layout" svg:width="7.366cm" svg:height="1.524cm" svg:x="6.35cm" svg:y="12.954cm">
          <text:p text:style-name="P2">Init: thread connect</text:p>
        </draw:rect>
        <draw:rect draw:style-name="gr2" draw:text-style-name="P2" draw:layer="layout" svg:width="4.826cm" svg:height="1.524cm" svg:x="6.858cm" svg:y="17.272cm">
          <text:p text:style-name="P2">Connect process</text:p>
          <text:p text:style-name="P2">to server</text:p>
        </draw:rect>
        <draw:line draw:style-name="gr3" draw:text-style-name="P3" draw:layer="layout" svg:x1="10.16cm" svg:y1="5.334cm" svg:x2="10.16cm" svg:y2="6.858cm">
          <text:p/>
        </draw:line>
        <draw:line draw:style-name="gr3" draw:text-style-name="P3" draw:layer="layout" svg:x1="10.16cm" svg:y1="8.382cm" svg:x2="10.16cm" svg:y2="9.906cm">
          <text:p/>
        </draw:line>
        <draw:line draw:style-name="gr3" draw:text-style-name="P3" draw:layer="layout" svg:x1="10.16cm" svg:y1="11.43cm" svg:x2="10.16cm" svg:y2="12.954cm">
          <text:p/>
        </draw:line>
        <draw:line draw:style-name="gr3" draw:text-style-name="P3" draw:layer="layout" svg:x1="10.16cm" svg:y1="14.478cm" svg:x2="10.16cm" svg:y2="17.272cm">
          <text:p/>
        </draw:line>
        <draw:frame draw:style-name="gr7" draw:text-style-name="P6" draw:layer="layout" svg:width="3.556cm" svg:height="1.361cm" svg:x="10.414cm" svg:y="15.149cm">
          <draw:text-box>
            <text:p><text:span text:style-name="T3">Segnale termina</text:span></text:p>
          </draw:text-box>
        </draw:frame>
        <draw:line draw:style-name="gr3" draw:text-style-name="P3" draw:layer="layout" svg:x1="11.684cm" svg:y1="18.034cm" svg:x2="13.716cm" svg:y2="18.034cm">
          <text:p/>
        </draw:line>
        <draw:custom-shape draw:style-name="gr13" draw:text-style-name="P2" xml:id="id5" draw:id="id5" draw:layer="layout" svg:width="3.048cm" svg:height="3.048cm" svg:x="13.716cm" svg:y="16.51cm">
          <text:p text:style-name="P2">Qui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6.764cm" svg:y1="18.034cm" svg:x2="16cm" svg:y2="16.953cm" draw:start-shape="id5" draw:start-glue-point="7" svg:d="M16764 18034h502v-1081h-1266" svg:viewBox="0 0 1267 1082">
          <text:p/>
        </draw:connector>
        <draw:frame draw:style-name="gr1" draw:text-style-name="P6" draw:layer="layout" svg:width="1.524cm" svg:height="0.806cm" svg:x="17.266cm" svg:y="16.818cm">
          <draw:text-box>
            <text:p><text:span text:style-name="T3">no</text:span></text:p>
          </draw:text-box>
        </draw:frame>
        <draw:rect draw:style-name="gr2" draw:text-style-name="P2" xml:id="id6" draw:id="id6" draw:layer="layout" svg:width="4.318cm" svg:height="1.524cm" svg:x="21.336cm" svg:y="17.272cm">
          <text:p text:style-name="P2">Gestione exit</text:p>
        </draw:rect>
        <draw:connector draw:style-name="gr3" draw:text-style-name="P3" draw:layer="layout" svg:x1="15.24cm" svg:y1="19.558cm" svg:x2="23.495cm" svg:y2="18.796cm" draw:start-shape="id5" draw:start-glue-point="6" draw:end-shape="id6" svg:d="M15240 19558v502h8255v-1264" svg:viewBox="0 0 8256 1265">
          <text:p/>
        </draw:connector>
        <draw:frame draw:style-name="gr1" draw:text-style-name="P6" draw:layer="layout" svg:width="2.032cm" svg:height="0.806cm" svg:x="15.494cm" svg:y="19.304cm">
          <draw:text-box>
            <text:p><text:span text:style-name="T3">si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ulco Martinelli</meta:initial-creator>
    <meta:creation-date>2017-02-27T11:47:09</meta:creation-date>
    <meta:editing-duration>PT1H11M55S</meta:editing-duration>
    <meta:editing-cycles>10</meta:editing-cycles>
    <dc:date>2017-02-27T16:42:27.188679149</dc:date>
    <meta:generator>LibreOffice/5.0.1.2$Linux_X86_64 LibreOffice_project/00m0$Build-2</meta:generator>
    <meta:document-statistic meta:object-count="132"/>
  </office:meta>
</office:document-meta>
</file>